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7701in" svg:y="0.3799in" svg:width="1.2799in" svg:height="0.5in" draw:z-index="0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" text:anchor-type="page" text:anchor-page-number="1" svg:x="2.1701in" svg:y="0.3799in" svg:width="1.2799in" svg:height="0.5in" draw:z-index="1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" text:anchor-type="page" text:anchor-page-number="1" svg:x="3.5701in" svg:y="0.3799in" svg:width="1.2799in" svg:height="0.5in" draw:z-index="2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" text:anchor-type="page" text:anchor-page-number="1" svg:x="4.9701in" svg:y="0.3799in" svg:width="1.2799in" svg:height="0.5in" draw:z-index="3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" text:anchor-type="page" text:anchor-page-number="1" svg:x="6.3701in" svg:y="0.3799in" svg:width="1.2799in" svg:height="0.5in" draw:z-index="4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" text:anchor-type="page" text:anchor-page-number="1" svg:x="0.7701in" svg:y="1.0098in" svg:width="1.2799in" svg:height="0.5in" draw:z-index="5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" text:anchor-type="page" text:anchor-page-number="1" svg:x="2.1701in" svg:y="1.0098in" svg:width="1.2799in" svg:height="0.5in" draw:z-index="6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" text:anchor-type="page" text:anchor-page-number="1" svg:x="3.5701in" svg:y="1.0098in" svg:width="1.2799in" svg:height="0.5in" draw:z-index="7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9" text:anchor-type="page" text:anchor-page-number="1" svg:x="4.9701in" svg:y="1.0098in" svg:width="1.2799in" svg:height="0.5in" draw:z-index="8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0" text:anchor-type="page" text:anchor-page-number="1" svg:x="6.3701in" svg:y="1.0098in" svg:width="1.2799in" svg:height="0.5in" draw:z-index="9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1" text:anchor-type="page" text:anchor-page-number="1" svg:x="0.7701in" svg:y="1.6398in" svg:width="1.2799in" svg:height="0.5in" draw:z-index="10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2" text:anchor-type="page" text:anchor-page-number="1" svg:x="2.1701in" svg:y="1.6398in" svg:width="1.2799in" svg:height="0.5in" draw:z-index="11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3" text:anchor-type="page" text:anchor-page-number="1" svg:x="3.5701in" svg:y="1.6398in" svg:width="1.2799in" svg:height="0.5in" draw:z-index="12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4" text:anchor-type="page" text:anchor-page-number="1" svg:x="4.9701in" svg:y="1.6398in" svg:width="1.2799in" svg:height="0.5in" draw:z-index="13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5" text:anchor-type="page" text:anchor-page-number="1" svg:x="6.3701in" svg:y="1.6398in" svg:width="1.2799in" svg:height="0.5in" draw:z-index="14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6" text:anchor-type="page" text:anchor-page-number="1" svg:x="0.7701in" svg:y="2.2693in" svg:width="1.2799in" svg:height="0.5in" draw:z-index="15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7" text:anchor-type="page" text:anchor-page-number="1" svg:x="2.1701in" svg:y="2.2693in" svg:width="1.2799in" svg:height="0.5in" draw:z-index="16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8" text:anchor-type="page" text:anchor-page-number="1" svg:x="3.5701in" svg:y="2.2693in" svg:width="1.2799in" svg:height="0.5in" draw:z-index="17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19" text:anchor-type="page" text:anchor-page-number="1" svg:x="4.9701in" svg:y="2.2693in" svg:width="1.2799in" svg:height="0.5in" draw:z-index="18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0" text:anchor-type="page" text:anchor-page-number="1" svg:x="6.3701in" svg:y="2.2693in" svg:width="1.2799in" svg:height="0.5in" draw:z-index="19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1" text:anchor-type="page" text:anchor-page-number="1" svg:x="0.7701in" svg:y="2.8992in" svg:width="1.2799in" svg:height="0.5in" draw:z-index="20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2" text:anchor-type="page" text:anchor-page-number="1" svg:x="2.1701in" svg:y="2.8992in" svg:width="1.2799in" svg:height="0.5in" draw:z-index="21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3" text:anchor-type="page" text:anchor-page-number="1" svg:x="3.5701in" svg:y="2.8992in" svg:width="1.2799in" svg:height="0.5in" draw:z-index="22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4" text:anchor-type="page" text:anchor-page-number="1" svg:x="4.9701in" svg:y="2.8992in" svg:width="1.2799in" svg:height="0.5in" draw:z-index="23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5" text:anchor-type="page" text:anchor-page-number="1" svg:x="6.3701in" svg:y="2.8992in" svg:width="1.2799in" svg:height="0.5in" draw:z-index="24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6" text:anchor-type="page" text:anchor-page-number="1" svg:x="0.7701in" svg:y="3.5291in" svg:width="1.2799in" svg:height="0.5in" draw:z-index="25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7" text:anchor-type="page" text:anchor-page-number="1" svg:x="2.1701in" svg:y="3.5291in" svg:width="1.2799in" svg:height="0.5in" draw:z-index="26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8" text:anchor-type="page" text:anchor-page-number="1" svg:x="3.5701in" svg:y="3.5291in" svg:width="1.2799in" svg:height="0.5in" draw:z-index="27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29" text:anchor-type="page" text:anchor-page-number="1" svg:x="4.9701in" svg:y="3.5291in" svg:width="1.2799in" svg:height="0.5in" draw:z-index="28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0" text:anchor-type="page" text:anchor-page-number="1" svg:x="6.3701in" svg:y="3.5291in" svg:width="1.2799in" svg:height="0.5in" draw:z-index="29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1" text:anchor-type="page" text:anchor-page-number="1" svg:x="0.7701in" svg:y="4.1591in" svg:width="1.2799in" svg:height="0.5in" draw:z-index="30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2" text:anchor-type="page" text:anchor-page-number="1" svg:x="2.1701in" svg:y="4.1591in" svg:width="1.2799in" svg:height="0.5in" draw:z-index="31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3" text:anchor-type="page" text:anchor-page-number="1" svg:x="3.5701in" svg:y="4.1591in" svg:width="1.2799in" svg:height="0.5in" draw:z-index="32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4" text:anchor-type="page" text:anchor-page-number="1" svg:x="4.9701in" svg:y="4.1591in" svg:width="1.2799in" svg:height="0.5in" draw:z-index="33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5" text:anchor-type="page" text:anchor-page-number="1" svg:x="6.3701in" svg:y="4.1591in" svg:width="1.2799in" svg:height="0.5in" draw:z-index="34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6" text:anchor-type="page" text:anchor-page-number="1" svg:x="0.7701in" svg:y="4.789in" svg:width="1.2799in" svg:height="0.5in" draw:z-index="35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7" text:anchor-type="page" text:anchor-page-number="1" svg:x="2.1701in" svg:y="4.789in" svg:width="1.2799in" svg:height="0.5in" draw:z-index="36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8" text:anchor-type="page" text:anchor-page-number="1" svg:x="3.5701in" svg:y="4.789in" svg:width="1.2799in" svg:height="0.5in" draw:z-index="37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39" text:anchor-type="page" text:anchor-page-number="1" svg:x="4.9701in" svg:y="4.789in" svg:width="1.2799in" svg:height="0.5in" draw:z-index="38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0" text:anchor-type="page" text:anchor-page-number="1" svg:x="6.3701in" svg:y="4.789in" svg:width="1.2799in" svg:height="0.5in" draw:z-index="39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1" text:anchor-type="page" text:anchor-page-number="1" svg:x="0.7701in" svg:y="5.4189in" svg:width="1.2799in" svg:height="0.5in" draw:z-index="40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2" text:anchor-type="page" text:anchor-page-number="1" svg:x="2.1701in" svg:y="5.4189in" svg:width="1.2799in" svg:height="0.5in" draw:z-index="41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3" text:anchor-type="page" text:anchor-page-number="1" svg:x="3.5701in" svg:y="5.4189in" svg:width="1.2799in" svg:height="0.5in" draw:z-index="42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4" text:anchor-type="page" text:anchor-page-number="1" svg:x="4.9701in" svg:y="5.4189in" svg:width="1.2799in" svg:height="0.5in" draw:z-index="43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5" text:anchor-type="page" text:anchor-page-number="1" svg:x="6.3701in" svg:y="5.4189in" svg:width="1.2799in" svg:height="0.5in" draw:z-index="44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6" text:anchor-type="page" text:anchor-page-number="1" svg:x="0.7701in" svg:y="6.0484in" svg:width="1.2799in" svg:height="0.5in" draw:z-index="45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7" text:anchor-type="page" text:anchor-page-number="1" svg:x="2.1701in" svg:y="6.0484in" svg:width="1.2799in" svg:height="0.5in" draw:z-index="46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8" text:anchor-type="page" text:anchor-page-number="1" svg:x="3.5701in" svg:y="6.0484in" svg:width="1.2799in" svg:height="0.5in" draw:z-index="47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49" text:anchor-type="page" text:anchor-page-number="1" svg:x="4.9701in" svg:y="6.0484in" svg:width="1.2799in" svg:height="0.5in" draw:z-index="48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0" text:anchor-type="page" text:anchor-page-number="1" svg:x="6.3701in" svg:y="6.0484in" svg:width="1.2799in" svg:height="0.5in" draw:z-index="49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1" text:anchor-type="page" text:anchor-page-number="1" svg:x="0.7701in" svg:y="6.6783in" svg:width="1.2799in" svg:height="0.5in" draw:z-index="50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2" text:anchor-type="page" text:anchor-page-number="1" svg:x="2.1701in" svg:y="6.6783in" svg:width="1.2799in" svg:height="0.5in" draw:z-index="51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3" text:anchor-type="page" text:anchor-page-number="1" svg:x="3.5701in" svg:y="6.6783in" svg:width="1.2799in" svg:height="0.5in" draw:z-index="52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4" text:anchor-type="page" text:anchor-page-number="1" svg:x="4.9701in" svg:y="6.6783in" svg:width="1.2799in" svg:height="0.5in" draw:z-index="53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5" text:anchor-type="page" text:anchor-page-number="1" svg:x="6.3701in" svg:y="6.6783in" svg:width="1.2799in" svg:height="0.5in" draw:z-index="54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6" text:anchor-type="page" text:anchor-page-number="1" svg:x="0.7701in" svg:y="7.3083in" svg:width="1.2799in" svg:height="0.5in" draw:z-index="55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7" text:anchor-type="page" text:anchor-page-number="1" svg:x="2.1701in" svg:y="7.3083in" svg:width="1.2799in" svg:height="0.5in" draw:z-index="56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8" text:anchor-type="page" text:anchor-page-number="1" svg:x="3.5701in" svg:y="7.3083in" svg:width="1.2799in" svg:height="0.5in" draw:z-index="57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59" text:anchor-type="page" text:anchor-page-number="1" svg:x="4.9701in" svg:y="7.3083in" svg:width="1.2799in" svg:height="0.5in" draw:z-index="58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0" text:anchor-type="page" text:anchor-page-number="1" svg:x="6.3701in" svg:y="7.3083in" svg:width="1.2799in" svg:height="0.5in" draw:z-index="59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1" text:anchor-type="page" text:anchor-page-number="1" svg:x="0.7701in" svg:y="7.9382in" svg:width="1.2799in" svg:height="0.5in" draw:z-index="60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2" text:anchor-type="page" text:anchor-page-number="1" svg:x="2.1701in" svg:y="7.9382in" svg:width="1.2799in" svg:height="0.5in" draw:z-index="61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3" text:anchor-type="page" text:anchor-page-number="1" svg:x="3.5701in" svg:y="7.9382in" svg:width="1.2799in" svg:height="0.5in" draw:z-index="62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4" text:anchor-type="page" text:anchor-page-number="1" svg:x="4.9701in" svg:y="7.9382in" svg:width="1.2799in" svg:height="0.5in" draw:z-index="63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5" text:anchor-type="page" text:anchor-page-number="1" svg:x="6.3701in" svg:y="7.9382in" svg:width="1.2799in" svg:height="0.5in" draw:z-index="64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6" text:anchor-type="page" text:anchor-page-number="1" svg:x="0.7701in" svg:y="8.5681in" svg:width="1.2799in" svg:height="0.5in" draw:z-index="65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7" text:anchor-type="page" text:anchor-page-number="1" svg:x="2.1701in" svg:y="8.5681in" svg:width="1.2799in" svg:height="0.5in" draw:z-index="66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8" text:anchor-type="page" text:anchor-page-number="1" svg:x="3.5701in" svg:y="8.5681in" svg:width="1.2799in" svg:height="0.5in" draw:z-index="67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69" text:anchor-type="page" text:anchor-page-number="1" svg:x="4.9701in" svg:y="8.5681in" svg:width="1.2799in" svg:height="0.5in" draw:z-index="68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0" text:anchor-type="page" text:anchor-page-number="1" svg:x="6.3701in" svg:y="8.5681in" svg:width="1.2799in" svg:height="0.5in" draw:z-index="69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1" text:anchor-type="page" text:anchor-page-number="1" svg:x="0.7701in" svg:y="9.198in" svg:width="1.2799in" svg:height="0.5in" draw:z-index="70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2" text:anchor-type="page" text:anchor-page-number="1" svg:x="2.1701in" svg:y="9.198in" svg:width="1.2799in" svg:height="0.5in" draw:z-index="71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3" text:anchor-type="page" text:anchor-page-number="1" svg:x="3.5701in" svg:y="9.198in" svg:width="1.2799in" svg:height="0.5in" draw:z-index="72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4" text:anchor-type="page" text:anchor-page-number="1" svg:x="4.9701in" svg:y="9.198in" svg:width="1.2799in" svg:height="0.5in" draw:z-index="73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5" text:anchor-type="page" text:anchor-page-number="1" svg:x="6.3701in" svg:y="9.198in" svg:width="1.2799in" svg:height="0.5in" draw:z-index="74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6" text:anchor-type="page" text:anchor-page-number="1" svg:x="0.7701in" svg:y="9.828in" svg:width="1.2799in" svg:height="0.5in" draw:z-index="75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7" text:anchor-type="page" text:anchor-page-number="1" svg:x="2.1701in" svg:y="9.828in" svg:width="1.2799in" svg:height="0.5in" draw:z-index="76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8" text:anchor-type="page" text:anchor-page-number="1" svg:x="3.5701in" svg:y="9.828in" svg:width="1.2799in" svg:height="0.5in" draw:z-index="77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79" text:anchor-type="page" text:anchor-page-number="1" svg:x="4.9701in" svg:y="9.828in" svg:width="1.2799in" svg:height="0.5in" draw:z-index="78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0" text:anchor-type="page" text:anchor-page-number="1" svg:x="6.3701in" svg:y="9.828in" svg:width="1.2799in" svg:height="0.5in" draw:z-index="79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1" text:anchor-type="page" text:anchor-page-number="1" svg:x="0.7701in" svg:y="10.4575in" svg:width="1.2799in" svg:height="0.5in" draw:z-index="80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2" text:anchor-type="page" text:anchor-page-number="1" svg:x="2.1701in" svg:y="10.4575in" svg:width="1.2799in" svg:height="0.5in" draw:z-index="81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3" text:anchor-type="page" text:anchor-page-number="1" svg:x="3.5701in" svg:y="10.4575in" svg:width="1.2799in" svg:height="0.5in" draw:z-index="82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4" text:anchor-type="page" text:anchor-page-number="1" svg:x="4.9701in" svg:y="10.4575in" svg:width="1.2799in" svg:height="0.5in" draw:z-index="83">
        <draw:text-box>
          <text:p text:style-name="Standard"><text:database-display text:table-name="HZ19_Tube_prep(make)" text:table-type="table" text:column-name="COWE" text:database-name="labels(win)">&lt;COWE&gt;</text:database-display><text:database-next text:table-name="HZ19_Tube_prep(make)" text:table-type="table" text:condition="ooow:True" text:database-name="labels(win)"/></text:p>
        </draw:text-box>
      </draw:frame>
      <draw:frame draw:style-name="fr1" draw:name="Frame85" text:anchor-type="page" text:anchor-page-number="1" svg:x="6.3701in" svg:y="10.4575in" svg:width="1.2799in" svg:height="0.5in" draw:z-index="84">
        <draw:text-box>
          <text:p text:style-name="Standard"><text:database-display text:table-name="HZ19_Tube_prep(make)" text:table-type="table" text:column-name="COWE" text:database-name="labels(win)">&lt;COWE&gt;</text:database-display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1.2799in" svg:height="0.5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Automatically Select" style:print-orientation="portrait" fo:margin-top="0.3799in" fo:margin-bottom="0in" fo:margin-left="0.7701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7:59:26.045000000</meta:creation-date>
    <dc:date>2019-08-28T18:00:25.646000000</dc:date>
    <meta:editing-duration>PT1M</meta:editing-duration>
    <meta:editing-cycles>1</meta:editing-cycles>
    <meta:document-statistic meta:table-count="0" meta:image-count="0" meta:object-count="0" meta:page-count="1" meta:paragraph-count="85" meta:word-count="85" meta:character-count="510" meta:non-whitespace-character-count="510"/>
    <meta:generator>LibreOffice/6.2.3.2$Windows_X86_64 LibreOffice_project/aecc05fe267cc68dde00352a451aa867b3b546ac</meta:generator>
  </office:meta>
</office:document-meta>
</file>